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5.25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000000" fo:min-height="3.33cm"/>
    </style:style>
    <style:style style:name="gr6" style:family="graphic" style:parent-style-name="objectwithoutfill">
      <style:graphic-properties svg:stroke-width="0.035cm" svg:stroke-color="#000000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ADDED ELEMENT)</text:span></text:p>
          </draw:text-box>
        </draw:frame>
        <draw:g>
          <draw:custom-shape draw:style-name="gr2" draw:text-style-name="P3" draw:layer="layout" svg:width="10cm" svg:height="6cm" svg:x="14.2cm" svg:y="14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5cm" svg:x="14.3cm" svg:y="14.9cm">
            <draw:text-box>
              <text:p text:style-name="P1"><text:span text:style-name="T3">Conditional Event 1.1</text:span><text:span text:style-name="T3"><text:line-break/></text:span><text:span text:style-name="T3"><text:line-break/></text:span><text:span text:style-name="T3"/></text:p>
            </draw:text-box>
          </draw:frame>
          <draw:line draw:style-name="gr4" draw:text-style-name="P3" draw:layer="layout" svg:x1="19.2cm" svg:y1="14.6cm" svg:x2="19.2cm" svg:y2="12.6cm">
            <text:p/>
          </draw:line>
          <draw:line draw:style-name="gr4" draw:text-style-name="P3" draw:layer="layout" svg:x1="17.2cm" svg:y1="13.6cm" svg:x2="21.2cm" svg:y2="13.6cm">
            <text:p/>
          </draw:line>
        </draw:g>
        <draw:g>
          <draw:custom-shape draw:style-name="gr2" draw:text-style-name="P3" draw:layer="layout" svg:width="10cm" svg:height="6cm" svg:x="33.8cm" svg:y="20.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9.8cm" svg:height="3.58cm" svg:x="33.9cm" svg:y="20.7cm">
            <draw:text-box>
              <text:p text:style-name="P1"><text:span text:style-name="T3">Conditional Event 2</text:span></text:p>
            </draw:text-box>
          </draw:frame>
          <draw:line draw:style-name="gr4" draw:text-style-name="P3" draw:layer="layout" svg:x1="38.8cm" svg:y1="20.4cm" svg:x2="38.8cm" svg:y2="18.4cm">
            <text:p/>
          </draw:line>
          <draw:line draw:style-name="gr4" draw:text-style-name="P3" draw:layer="layout" svg:x1="36.8cm" svg:y1="19.4cm" svg:x2="40.8cm" svg:y2="19.4cm">
            <text:p/>
          </draw:line>
        </draw:g>
        <draw:line draw:style-name="gr6" draw:text-style-name="P1" draw:layer="layout" svg:x1="38.9cm" svg:y1="17.8cm" svg:x2="24.2cm" svg:y2="17.8cm">
          <text:p/>
        </draw:line>
        <draw:line draw:style-name="gr7" draw:text-style-name="P1" draw:layer="layout" svg:x1="38.8cm" svg:y1="15.5cm" svg:x2="38.8cm" svg:y2="18.4cm">
          <text:p/>
        </draw:line>
        <draw:ellipse draw:style-name="gr8" draw:text-style-name="P1" draw:layer="layout" svg:width="0.5cm" svg:height="0.4cm" svg:x="38.6cm" svg:y="17.6cm">
          <text:p/>
        </draw:ellipse>
        <draw:g>
          <draw:custom-shape draw:style-name="gr2" draw:text-style-name="P3" draw:layer="layout" svg:width="10cm" svg:height="6cm" svg:x="33.7cm" svg:y="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5cm" svg:x="33.8cm" svg:y="9.8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/></text:p>
            </draw:text-box>
          </draw:frame>
          <draw:line draw:style-name="gr4" draw:text-style-name="P3" draw:layer="layout" svg:x1="38.7cm" svg:y1="9.5cm" svg:x2="38.7cm" svg:y2="7.5cm">
            <text:p/>
          </draw:line>
          <draw:line draw:style-name="gr4" draw:text-style-name="P3" draw:layer="layout" svg:x1="36.7cm" svg:y1="8.5cm" svg:x2="40.7cm" svg:y2="8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6-07T08:49:16.56</dc:date>
    <meta:editing-duration>PT1H56M2S</meta:editing-duration>
    <meta:editing-cycles>45</meta:editing-cycles>
    <meta:generator>OpenOffice/4.1.14$Win32 OpenOffice.org_project/4114m1$Build-9811</meta:generator>
    <dc:creator>Vaclav Kolarcik</dc:creator>
    <meta:document-statistic meta:object-count="19"/>
  </office:meta>
</office:document-meta>
</file>